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0c9" officeooo:paragraph-rsid="000160c9"/>
    </style:style>
    <style:style style:name="P2" style:family="paragraph" style:parent-style-name="Standard">
      <style:text-properties officeooo:rsid="000160c9" officeooo:paragraph-rsid="0003160b"/>
    </style:style>
    <style:style style:name="T1" style:family="text">
      <style:text-properties officeooo:rsid="000316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eb de Coinbase:</text:span><text:line-break/>- pillamos el enlace del ws</text:p>
      <text:p text:style-name="P1">- explico que el ws necesita un mensaje de suscripción (y de desuscripción)</text:p>
      <text:p text:style-name="P2">- lo probamos en la página de probar ws</text:p>
      <text:p text:style-name="P2"/>
      <text:p text:style-name="P2"><text:span text:style-name="T1">React App:</text:span><text:line-break/>- explico el funcionaminento de la app de react <text:span text:style-name="T1">(ciclo de vida, orden de llamadas, cambios de estado, etc)</text:span></text:p>
      <text:p text:style-name="P1">- <text:span text:style-name="T1">voy descomentando las líneas clave mientras las explico.</text:span></text:p>
      <text:p text:style-name="P1">- <text:span text:style-name="T1">mostramos el resultado final en el navegador, seleccionamos algunas criptos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6:43:16.448820594</meta:creation-date>
    <dc:date>2022-03-23T17:07:30.144371535</dc:date>
    <meta:editing-duration>PT14M3S</meta:editing-duration>
    <meta:editing-cycles>1</meta:editing-cycles>
    <meta:document-statistic meta:table-count="0" meta:image-count="0" meta:object-count="0" meta:page-count="1" meta:paragraph-count="6" meta:word-count="72" meta:character-count="410" meta:non-whitespace-character-count="344"/>
    <meta:generator>LibreOffice/7.3.1.3$Linux_X86_64 LibreOffice_project/eead5aec017556e2cdbf9dfff06537ec58969b73</meta:generator>
  </office:meta>
</office:document-meta>
</file>